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15.967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10.194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10.6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quivalencia por materias</text:p>
          </table:table-cell>
          <table:table-cell office:value-type="string" calcext:value-type="string">
            <text:p>Diferencia de creditos</text:p>
          </table:table-cell>
          <table:table-cell office:value-type="string" calcext:value-type="string">
            <text:p>Equivalencia por creditos</text:p>
          </table:table-cell>
          <table:table-cell office:value-type="string" calcext:value-type="string">
            <text:p>Equivalencia por trayectoria</text:p>
          </table:table-cell>
        </table:table-row>
        <table:table-row table:style-name="ro1">
          <table:table-cell table:number-columns-repeated="2" office:value-type="string" calcext:value-type="string">
            <text:p>Análisis Matemático I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ísica de los Sistemas de Partículas</text:p>
          </table:table-cell>
          <table:table-cell office:value-type="string" calcext:value-type="string">
            <text:p>Física 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ios de Ingeniería Industrial</text:p>
          </table:table-cell>
          <table:table-cell office:value-type="string" calcext:value-type="string">
            <text:p>Medios de Representación &amp; Introducción a la Ingeniería Industria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gebra Lineal</text:p>
          </table:table-cell>
          <table:table-cell office:value-type="string" calcext:value-type="string">
            <text:p>Álgebra I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ímica Básica</text:p>
          </table:table-cell>
          <table:table-cell office:value-type="string" calcext:value-type="string">
            <text:p>Químic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stática y Resistencia de Materiale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ción y Dirección Empresaria</text:p>
          </table:table-cell>
          <table:table-cell office:value-type="string" calcext:value-type="string">
            <text:p>Organización Industrial II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babilida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omía</text:p>
          </table:table-cell>
          <table:table-cell office:value-type="string" calcext:value-type="string">
            <text:p>Microeconomía Aplicada &amp; Macroeconomía y Estructura Económica Argentin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ormación de la Energía</text:p>
          </table:table-cell>
          <table:table-cell office:value-type="string" calcext:value-type="string">
            <text:p>Termodinámica &amp; Máquinas Térmicas &amp; Mecánica de los Fluido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es y Aplicaciones I</text:p>
          </table:table-cell>
          <table:table-cell office:value-type="string" calcext:value-type="string">
            <text:p>Materiales Industriales 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dad y Magnetismo</text:p>
          </table:table-cell>
          <table:table-cell office:value-type="string" calcext:value-type="string">
            <text:p>Física I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arrollo Económico</text:p>
          </table:table-cell>
          <table:table-cell office:value-type="string" calcext:value-type="string">
            <text:p>Microeconomía Aplicada &amp; Macroeconomía y Estructura Económica Argentin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dística Aplicada</text:p>
          </table:table-cell>
          <table:table-cell office:value-type="string" calcext:value-type="string">
            <text:p>Estadística Aplicada I &amp; Estadística Aplicada I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ón Integral de la Cadena de Valor</text:p>
          </table:table-cell>
          <table:table-cell office:value-type="string" calcext:value-type="string">
            <text:p>Organización Industrial I &amp; Organización Industrial I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tecnia, Máquinas e Instalaciones Eléctricas</text:p>
          </table:table-cell>
          <table:table-cell office:value-type="string" calcext:value-type="string">
            <text:p>Electrotecnia Genera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igación Operativa</text:p>
          </table:table-cell>
          <table:table-cell office:value-type="string" calcext:value-type="string">
            <text:p>Investigación Operativa I &amp; Investigación Operativa I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s Contables y Gestión de Costos</text:p>
          </table:table-cell>
          <table:table-cell office:value-type="string" calcext:value-type="string">
            <text:p>Gestión de Costo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s Digitales</text:p>
          </table:table-cell>
          <table:table-cell office:value-type="string" calcext:value-type="string">
            <text:p>Seminario de Ingeniería Industrial IV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iene y Seguridad</text:p>
          </table:table-cell>
          <table:table-cell office:value-type="string" calcext:value-type="string">
            <text:p>Higiene y Seguridad Industri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iería Económica</text:p>
          </table:table-cell>
          <table:table-cell office:value-type="string" calcext:value-type="string">
            <text:p>Ingeniería Económica 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ipos y Sistemas para Automatización Industrial</text:p>
          </table:table-cell>
          <table:table-cell office:value-type="string" calcext:value-type="string">
            <text:p>Mecanismos &amp; Automatización Industrial y Robótic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s Químicas</text:p>
          </table:table-cell>
          <table:table-cell office:value-type="string" calcext:value-type="string">
            <text:p>Industrias I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ormación de Materiales</text:p>
          </table:table-cell>
          <table:table-cell office:value-type="string" calcext:value-type="string">
            <text:p>Procesos de Manufactura I &amp; Procesos de Manufactura I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iería Ambiental, Sustentabilidad y Cuidado del Planeta</text:p>
          </table:table-cell>
          <table:table-cell office:value-type="string" calcext:value-type="string">
            <text:p>Gestión Ambienta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s Extractivas</text:p>
          </table:table-cell>
          <table:table-cell office:value-type="string" calcext:value-type="string">
            <text:p>Industrias 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yecto Industrial</text:p>
          </table:table-cell>
          <table:table-cell office:value-type="string" calcext:value-type="string">
            <text:p>Edificios Industriales &amp; Instalaciones Industriale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islación y Ejercicio Profesional</text:p>
          </table:table-cell>
          <table:table-cell office:value-type="string" calcext:value-type="string">
            <text:p>Ingeniería Legal para Ingeniería Industri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Obligatorias" table:style-name="ta1">
        <table:table-column table:style-name="co10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os extra</text:p>
          </table:table-cell>
        </table:table-row>
        <table:table-row table:style-name="ro1">
          <table:table-cell office:value-type="string" calcext:value-type="string">
            <text:p>Análisis Matemático II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ísica I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ducción a la Ingeniería Industri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ímic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Álgebra II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ísica II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ació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ímica Aplicad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otecnia Gener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babilida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os de Representació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ática y Resistencia de Material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étodos Matemáticos y Numéric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modinámi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canism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economía Aplicad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es Industriale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adística Aplicada 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ción Industrial 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cánica de los Fluid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roeconomía y Estructura Económica Argentin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iene y Seguridad Industri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adística Aplicada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áquinas Térmic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ción Industrial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a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stión Ambient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stigación Operativa 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as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os de Manufactura 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ficios Industrial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tomatización Industrial y Robóti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stigación Operativa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laciones Industrial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stión de Cost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ción Industrial I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geniería Económica 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os de Manufactura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geniería Legal para Ingeniería Industri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lectivas" table:style-name="ta1"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os extra</text:p>
          </table:table-cell>
        </table:table-row>
        <table:table-row table:style-name="ro1">
          <table:table-cell office:value-type="string" calcext:value-type="string">
            <text:p>Física III 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ías Renovabl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er 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ática para la Gestión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os Human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ercializació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licto y Negociació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adística Aplicada I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ción de Manufactur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ísti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stigación Operativa I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stión Financier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álisis de Cas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stión de la Cal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rendimientos de Ingenierí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arrollo y Gestión de Proyect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stión de la Innovació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encia de Datos para la Toma de Decision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eño de Product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as Plástic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as de Celulosa y Pap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as Petroquímic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as Textil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es Industriales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as de la Alimentació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as Petrolífer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a Automotri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inario de Ingeniería Industrial 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inario de Ingeniería Industrial I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inario de Ingeniería Industrial II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geniería y Desarrollo de Envaes y Embalaj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inario de Ingeniería Industrial I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ignatura Humanística Electiv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8:02:48.3105560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9T18:02:56.032820817</dc:date>
    <meta:editing-duration>PT2H23M38S</meta:editing-duration>
    <meta:editing-cycles>22</meta:editing-cycles>
    <meta:generator>LibreOffice/7.6.2.1$Linux_X86_64 LibreOffice_project/60$Build-1</meta:generator>
    <meta:document-statistic meta:table-count="3" meta:cell-count="311" meta:object-count="0"/>
  </office:meta>
</office:document-meta>
</file>